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color="#ffffff" svg:stroke-opacity="50%" draw:fill="none" draw:opacity="100%" draw:textarea-horizontal-align="justify" draw:textarea-vertical-align="middle" draw:auto-grow-height="false" fo:min-height="18.8cm" fo:min-width="10.9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00e6ff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838cm" fo:min-width="1.461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3.45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600" draw:opacity="100%"/>
      <style:paragraph-properties fo:text-align="center" style:writing-mode="lr-tb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solid" draw:fill-color="#00e6ff" draw:opacity="100%"/>
      <style:paragraph-properties fo:text-align="center" style:writing-mode="lr-tb"/>
    </style:style>
    <style:style style:name="P5" style:family="paragraph">
      <loext:graphic-properties draw:fill="solid" draw:fill-color="#b8ffb8" draw:opacity="100%"/>
      <style:paragraph-properties fo:text-align="center" style:writing-mode="lr-tb"/>
    </style:style>
    <style:style style:name="P6" style:family="paragraph">
      <loext:graphic-properties draw:fill="solid" draw:fill-color="#cccccc" draw:opacity="100%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00dc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.35cm" svg:height="1.779cm" svg:x="7.35cm" svg:y="18.235cm">
            <draw:text-box>
              <text:p text:style-name="P1">Academic Building</text:p>
            </draw:text-box>
          </draw:frame>
          <draw:custom-shape draw:style-name="gr2" draw:text-style-name="P3" draw:layer="layout" svg:width="11.43cm" svg:height="19.05cm" svg:x="3.54cm" svg:y="2.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556cm" svg:height="2.519cm" svg:x="11.16cm" svg:y="9.784cm">
            <draw:text-box>
              <text:p text:style-name="P1">Dorm B</text:p>
            </draw:text-box>
          </draw:frame>
          <draw:frame draw:style-name="gr4" draw:text-style-name="P5" draw:layer="layout" svg:width="3.556cm" svg:height="2.519cm" svg:x="10.525cm" svg:y="3.794cm">
            <draw:text-box>
              <text:p text:style-name="P1">Swimming</text:p>
              <text:p text:style-name="P1">Pool</text:p>
            </draw:text-box>
          </draw:frame>
          <draw:frame draw:style-name="gr5" draw:text-style-name="P6" draw:layer="layout" svg:width="3.556cm" svg:height="2.519cm" svg:x="4.81cm" svg:y="12.324cm">
            <draw:text-box>
              <text:p text:style-name="P1">Cafeteria</text:p>
            </draw:text-box>
          </draw:frame>
          <draw:custom-shape draw:style-name="gr6" draw:text-style-name="P8" draw:layer="layout" svg:width="2.921cm" svg:height="3.048cm" svg:x="5.337cm" svg:y="3.84cm">
            <text:p text:style-name="P7">Dorm A</text:p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7" draw:text-style-name="P2" draw:layer="layout" svg:width="1.651cm" svg:height="3.811cm" svg:x="12.049cm" svg:y="14.46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1-02-19T13:08:27.730930242</meta:creation-date>
    <dc:date>2022-02-10T16:49:21.603200593</dc:date>
    <dc:creator>Steven Huss-Lederman</dc:creator>
    <meta:editing-duration>PT7M49S</meta:editing-duration>
    <meta:editing-cycles>3</meta:editing-cycles>
    <meta:generator>LibreOffice/7.1.8.1$MacOSX_X86_64 LibreOffice_project/e1f30c802c3269a1d052614453f260e49458c82c</meta:generator>
    <meta:document-statistic meta:object-count="8"/>
  </office:meta>
</office:document-meta>
</file>